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089" officeooo:paragraph-rsid="00173089"/>
    </style:style>
    <style:style style:name="P2" style:family="paragraph" style:parent-style-name="Preformatted_20_Text">
      <style:text-properties officeooo:rsid="00173089" officeooo:paragraph-rsid="00173089"/>
    </style:style>
    <style:style style:name="T1" style:family="text">
      <style:text-properties officeooo:rsid="00179c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creating positives.dat</text:p>
      <text:p text:style-name="P1"/>
      <text:p text:style-name="P2">find &lt;dir&gt; -name '*.&lt;ext&gt;' -exec identify -format '%i 1 0 0 %w %h' \{\} \; &gt; &lt;description_file&gt;</text:p>
      <text:p text:style-name="P1"/>
      <text:p text:style-name="P1">Example:</text:p>
      <text:p text:style-name="P1"/>
      <text:p text:style-name="P2">find ../../data/umist_cropped -name '*.pgm' -exec identify -format '%i 1 0 0 %w %h' \{\} \; &gt; samplesdescription.dat</text:p>
      <text:p text:style-name="P1"/>
      <text:p text:style-name="P1"/>
      <text:p text:style-name="P1">For creating bg.txt (or negatives.txt)</text:p>
      <text:p text:style-name="P1"/>
      <text:p text:style-name="P2">find &lt;dir&gt; -name '*.&lt;ext&gt;' &gt; <text:span text:style-name="T1">bg.txt</text:span></text:p>
      <text:p text:style-name="P2"/>
      <text:p text:style-name="P2"/>
      <text:p text:style-name="P2">For creating vector file of postive data:</text:p>
      <text:p text:style-name="P2"/>
      <text:p text:style-name="P2"><text:span text:style-name="Source_20_Text">opencv_createsamples -info positive.dat -num 1950 -vec positives.vec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For training the classifier:</text:span></text:p>
      <text:p text:style-name="P2"><text:span text:style-name="Source_20_Text">First create a empty folder(data in the given example) to store the trained classifier</text:span></text:p>
      <text:p text:style-name="P2"><text:span text:style-name="Source_20_Text"/></text:p>
      <text:p text:style-name="P2"><text:span text:style-name="Source_20_Text">opencv_traincascade -data data -vec positives.vec -bg bg.txt -numPos 1800 <text:s text:c="6"/>-numNeg 900 -numStages 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0:56:58.704204921</meta:creation-date>
    <dc:date>2019-10-13T13:01:43.491690068</dc:date>
    <meta:editing-duration>PT12H4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94" meta:character-count="646" meta:non-whitespace-character-count="557"/>
  </office:meta>
</office:document-meta>
</file>